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12CD0EE0B09A8CC33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1" officeooo:rsid="00178dc7" officeooo:paragraph-rsid="00178dc7"/>
    </style:style>
    <style:style style:name="P2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3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T1" style:family="text">
      <style:text-properties officeooo:rsid="00195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2"><text:s text:c="2"/>Qvu</text:p>
      <text:p text:style-name="P3"><text:s text:c="5"/><text:span text:style-name="T1">Help Document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1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4T15:30:46.017000000</dc:date>
    <meta:editing-duration>PT7M49S</meta:editing-duration>
    <meta:editing-cycles>2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3" meta:word-count="6" meta:character-count="50" meta:non-whitespace-character-count="39"/>
  </office:meta>
</office:document-meta>
</file>